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6.801cm" fo:margin-left="0.222cm" table:align="left"/>
    </style:style>
    <style:style style:name="Tableau3.A" style:family="table-column">
      <style:table-column-properties style:column-width="5.495cm"/>
    </style:style>
    <style:style style:name="Tableau3.B" style:family="table-column">
      <style:table-column-properties style:column-width="5.655cm"/>
    </style:style>
    <style:style style:name="Tableau3.C" style:family="table-column">
      <style:table-column-properties style:column-width="5.65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7fc68" officeooo:paragraph-rsid="0017fc68"/>
    </style:style>
    <style:style style:name="P2" style:family="paragraph" style:parent-style-name="Text_20_body">
      <style:text-properties officeooo:rsid="001b4b4b" officeooo:paragraph-rsid="001b4b4b"/>
    </style:style>
    <style:style style:name="P3" style:family="paragraph" style:parent-style-name="Text_20_body" style:list-style-name="L1">
      <style:text-properties officeooo:rsid="001b51c6" officeooo:paragraph-rsid="001b51c6"/>
    </style:style>
    <style:style style:name="P4" style:family="paragraph" style:parent-style-name="Text_20_body">
      <style:text-properties officeooo:rsid="001e0b4c" officeooo:paragraph-rsid="001e0b4c"/>
    </style:style>
    <style:style style:name="P5" style:family="paragraph" style:parent-style-name="Text_20_body">
      <style:text-properties officeooo:rsid="001efe9d" officeooo:paragraph-rsid="001e0b4c"/>
    </style:style>
    <style:style style:name="P6" style:family="paragraph" style:parent-style-name="Text_20_body">
      <style:text-properties officeooo:rsid="001efe9d" officeooo:paragraph-rsid="001efe9d"/>
    </style:style>
    <style:style style:name="P7" style:family="paragraph" style:parent-style-name="Text_20_body">
      <style:text-properties officeooo:rsid="00208212" officeooo:paragraph-rsid="00208212"/>
    </style:style>
    <style:style style:name="P8" style:family="paragraph" style:parent-style-name="Text_20_body" style:list-style-name="L2">
      <style:text-properties officeooo:rsid="00208212" officeooo:paragraph-rsid="00208212"/>
    </style:style>
    <style:style style:name="P9" style:family="paragraph" style:parent-style-name="Text_20_body" style:list-style-name="L2">
      <style:text-properties officeooo:rsid="0020da42" officeooo:paragraph-rsid="0020da42"/>
    </style:style>
    <style:style style:name="P10" style:family="paragraph" style:parent-style-name="Text_20_body">
      <style:text-properties officeooo:rsid="0025daff" officeooo:paragraph-rsid="0025daff"/>
    </style:style>
    <style:style style:name="P11" style:family="paragraph" style:parent-style-name="Text_20_body">
      <style:text-properties officeooo:rsid="00260b42" officeooo:paragraph-rsid="00260b42"/>
    </style:style>
    <style:style style:name="P12" style:family="paragraph" style:parent-style-name="Table_20_Contents">
      <style:text-properties officeooo:rsid="0017fc68" officeooo:paragraph-rsid="0017fc68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7fc68" officeooo:paragraph-rsid="0017fc6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efe9d" officeooo:paragraph-rsid="001efe9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07dc3" officeooo:paragraph-rsid="00207dc3" style:font-weight-asian="bold" style:font-weight-complex="bold"/>
    </style:style>
    <style:style style:name="P16" style:family="paragraph" style:parent-style-name="Table_20_Contents">
      <style:text-properties officeooo:rsid="001e0b4c" officeooo:paragraph-rsid="001e0b4c"/>
    </style:style>
    <style:style style:name="P17" style:family="paragraph" style:parent-style-name="Table_20_Contents">
      <style:text-properties officeooo:rsid="001efe9d" officeooo:paragraph-rsid="001efe9d"/>
    </style:style>
    <style:style style:name="P18" style:family="paragraph" style:parent-style-name="Table_20_Contents">
      <style:text-properties officeooo:rsid="001efe9d" officeooo:paragraph-rsid="00207dc3"/>
    </style:style>
    <style:style style:name="P19" style:family="paragraph" style:parent-style-name="Heading_20_3">
      <style:paragraph-properties fo:break-before="page"/>
      <style:text-properties officeooo:rsid="001efe9d" officeooo:paragraph-rsid="001efe9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0da42"/>
    </style:style>
    <style:style style:name="T3" style:family="text">
      <style:text-properties officeooo:rsid="001efe9d"/>
    </style:style>
    <style:style style:name="T4" style:family="text">
      <style:text-properties officeooo:rsid="00207dc3"/>
    </style:style>
    <style:style style:name="T5" style:family="text">
      <style:text-properties officeooo:rsid="0020da42"/>
    </style:style>
    <style:style style:name="T6" style:family="text">
      <style:text-properties fo:font-size="10pt"/>
    </style:style>
    <style:style style:name="T7" style:family="text">
      <style:text-properties officeooo:rsid="00242b00"/>
    </style:style>
    <style:style style:name="T8" style:family="text">
      <style:text-properties officeooo:rsid="0024f7d0"/>
    </style:style>
    <style:style style:name="T9" style:family="text">
      <style:text-properties officeooo:rsid="0025daff"/>
    </style:style>
    <style:style style:name="T10" style:family="text">
      <style:text-properties style:text-position="-33% 58%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vertical-align="middle" draw:auto-grow-height="false" fo:min-height="2.007cm" fo:min-width="0.1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érie : les boucles</text:p>
      <text:p text:style-name="Title">Exercice #10: suite</text:p>
      <text:p text:style-name="P1">on a :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3">n</text:p>
          </table:table-cell>
          <table:table-cell table:style-name="Tableau1.A1" office:value-type="string">
            <text:p text:style-name="P13">U<text:span text:style-name="T1">n</text:span></text:p>
          </table:table-cell>
          <table:table-cell table:style-name="Tableau1.C1" office:value-type="string">
            <text:p text:style-name="P13">U<text:span text:style-name="T1">n</text:span> en binaire</text:p>
          </table:table-cell>
        </table:table-row>
        <table:table-row>
          <table:table-cell table:style-name="Tableau1.A2" office:value-type="string">
            <text:p text:style-name="P12">0</text:p>
          </table:table-cell>
          <table:table-cell table:style-name="Tableau1.A2" office:value-type="string">
            <text:p text:style-name="P12">1</text:p>
          </table:table-cell>
          <table:table-cell table:style-name="Tableau1.C2" office:value-type="string">
            <text:p text:style-name="P12">1</text:p>
          </table:table-cell>
        </table:table-row>
        <table:table-row>
          <table:table-cell table:style-name="Tableau1.A2" office:value-type="string">
            <text:p text:style-name="P12">1</text:p>
          </table:table-cell>
          <table:table-cell table:style-name="Tableau1.A2" office:value-type="string">
            <text:p text:style-name="P12">3</text:p>
          </table:table-cell>
          <table:table-cell table:style-name="Tableau1.C2" office:value-type="string">
            <text:p text:style-name="P12">11</text:p>
          </table:table-cell>
        </table:table-row>
        <table:table-row>
          <table:table-cell table:style-name="Tableau1.A2" office:value-type="string">
            <text:p text:style-name="P12">2</text:p>
          </table:table-cell>
          <table:table-cell table:style-name="Tableau1.A2" office:value-type="string">
            <text:p text:style-name="P12">7</text:p>
          </table:table-cell>
          <table:table-cell table:style-name="Tableau1.C2" office:value-type="string">
            <text:p text:style-name="P12">111</text:p>
          </table:table-cell>
        </table:table-row>
        <table:table-row>
          <table:table-cell table:style-name="Tableau1.A2" office:value-type="string">
            <text:p text:style-name="P12">3</text:p>
          </table:table-cell>
          <table:table-cell table:style-name="Tableau1.A2" office:value-type="string">
            <text:p text:style-name="P12">15</text:p>
          </table:table-cell>
          <table:table-cell table:style-name="Tableau1.C2" office:value-type="string">
            <text:p text:style-name="P12">1111</text:p>
          </table:table-cell>
        </table:table-row>
        <table:table-row>
          <table:table-cell table:style-name="Tableau1.A2" office:value-type="string">
            <text:p text:style-name="P12">4</text:p>
          </table:table-cell>
          <table:table-cell table:style-name="Tableau1.A2" office:value-type="string">
            <text:p text:style-name="P12">31</text:p>
          </table:table-cell>
          <table:table-cell table:style-name="Tableau1.C2" office:value-type="string">
            <text:p text:style-name="P12">11111</text:p>
          </table:table-cell>
        </table:table-row>
        <table:table-row>
          <table:table-cell table:style-name="Tableau1.A2" office:value-type="string">
            <text:p text:style-name="P12">5</text:p>
          </table:table-cell>
          <table:table-cell table:style-name="Tableau1.A2" office:value-type="string">
            <text:p text:style-name="P12">63</text:p>
          </table:table-cell>
          <table:table-cell table:style-name="Tableau1.C2" office:value-type="string">
            <text:p text:style-name="P12">111111</text:p>
          </table:table-cell>
        </table:table-row>
        <table:table-row>
          <table:table-cell table:style-name="Tableau1.A2" office:value-type="string">
            <text:p text:style-name="P12">6</text:p>
          </table:table-cell>
          <table:table-cell table:style-name="Tableau1.A2" office:value-type="string">
            <text:p text:style-name="P12">127</text:p>
          </table:table-cell>
          <table:table-cell table:style-name="Tableau1.C2" office:value-type="string">
            <text:p text:style-name="P12">1111111</text:p>
          </table:table-cell>
        </table:table-row>
      </table:table>
      <text:p text:style-name="P1"/>
      <text:p text:style-name="P2">On remaque qu’il u un motif (pattern) :</text:p>
      <text:p text:style-name="P2"><draw:frame draw:style-name="fr1" draw:name="Objet1" text:anchor-type="as-char" svg:y="-0.388cm" svg:width="4.593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Comment peut-on arriver à ce résultat ?</text:h>
      <text:h text:style-name="Heading_20_3" text:outline-level="3">Méthode #1</text:h>
      <text:list xml:id="list3165098061868708468" text:style-name="L1">
        <text:list-item>
          <text:p text:style-name="P3"><draw:custom-shape text:anchor-type="paragraph" draw:z-index="1" draw:name="Forme1" draw:style-name="gr1" draw:text-style-name="P20" svg:width="0.318cm" svg:height="2.117cm" svg:x="9.677cm" svg:y="0.14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On décale le chiffre 1 de (n+1) bits : 1 &lt;&lt; (n+1)</text:p>
        </text:list-item>
        <text:list-item>
          <text:p text:style-name="P3"><draw:frame text:anchor-type="paragraph" draw:z-index="2" draw:name="Forme2" draw:style-name="gr2" draw:text-style-name="P21" svg:width="7.171cm" svg:height="0.821cm" svg:x="10.259cm" svg:y="-0.009cm"><draw:text-box><text:p>U<text:span text:style-name="T10">n</text:span> = (1 &lt;&lt; (n+1)) - 1</text:p></draw:text-box></draw:frame>On enlève 1 du résultat obtenu</text:p>
        </text:list-item>
      </text:list>
      <text:p text:style-name="P4">exemple : n = 4</text:p>
      <text:p text:style-name="P4">1 &lt;&lt; 5 = ?</text:p>
      <text:p text:style-name="P4">1 en binaire = 1, on décale 1 de 5 bits vers la gauche 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écalage #1 : 10</text:p>
            <text:p text:style-name="P4">Décalage #2 : 100</text:p>
            <text:p text:style-name="P4">Décalage #3 : 1000</text:p>
            <text:p text:style-name="P4">Décalage #4 : 10000</text:p>
            <text:p text:style-name="P4">Décalage #5 : 100000</text:p>
          </table:table-cell>
          <table:table-cell table:style-name="Tableau2.B1" office:value-type="string">
            <text:p text:style-name="P16">100000 = 32</text:p>
            <text:p text:style-name="P16">On <text:span text:style-name="T3">enlève</text:span> 1 de 32 :</text:p>
            <text:p text:style-name="P16">32 – 1 = 31</text:p>
            <text:p text:style-name="P16">en binaire ça devient : </text:p>
            <text:p text:style-name="P16">100000 – 1 = 011111</text:p>
            <text:p text:style-name="P16">U<text:span text:style-name="T1">4</text:span> = 31</text:p>
          </table:table-cell>
        </table:table-row>
      </table:table>
      <text:p text:style-name="P11"/>
      <text:p text:style-name="P5"/>
      <text:h text:style-name="P19" text:outline-level="3">Méthode #2</text:h>
      <text:p text:style-name="P6">En bidouillant un peu, on remarque qu’il suffit de décaler le complément à 1 de n bits vers la gauche, et calculer le complément à un du résultat obtenu.</text:p>
      <text:p text:style-name="P10">1 &lt;&lt; (n+1) = <text:span text:style-name="T3">~1&lt;&lt;n</text:span></text:p>
      <text:p text:style-name="P10">(1 &lt;&lt; (n+1)) - 1 = ~(<text:span text:style-name="T3">~1&lt;&lt; n</text:span>)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4">En C/C++/Java/<text:span text:style-name="T7">Python</text:span></text:p>
          </table:table-cell>
          <table:table-cell table:style-name="Tableau3.A1" office:value-type="string">
            <text:p text:style-name="P14">En <text:span text:style-name="T4">Free</text:span> Pascal</text:p>
          </table:table-cell>
          <table:table-cell table:style-name="Tableau3.C1" office:value-type="string">
            <text:p text:style-name="P15"><text:span text:style-name="T8">Free Pascal/</text:span>TPW</text:p>
          </table:table-cell>
        </table:table-row>
        <table:table-row>
          <table:table-cell table:style-name="Tableau3.A2" office:value-type="string">
            <text:p text:style-name="P17">~(~1 &lt;&lt; n)</text:p>
          </table:table-cell>
          <table:table-cell table:style-name="Tableau3.A2" office:value-type="string">
            <text:p text:style-name="P17">not(not(1) <text:span text:style-name="T9">&lt;&lt;</text:span> n)</text:p>
          </table:table-cell>
          <table:table-cell table:style-name="Tableau3.C2" office:value-type="string">
            <text:p text:style-name="P18">not(not(1) <text:span text:style-name="T4">shl </text:span>n)</text:p>
          </table:table-cell>
        </table:table-row>
      </table:table>
      <text:p text:style-name="P6"/>
      <text:p text:style-name="P7">Exemple : n = 4</text:p>
      <text:list xml:id="list964437168182786711" text:style-name="L2">
        <text:list-item>
          <text:p text:style-name="P8">(1)<text:span text:style-name="T6">10</text:span> = (01)<text:span text:style-name="T1">2</text:span></text:p>
        </text:list-item>
        <text:list-item>
          <text:p text:style-name="P8">complément à 1 de 1 = (10)<text:span text:style-name="T1">2</text:span></text:p>
        </text:list-item>
        <text:list-item>
          <text:p text:style-name="P8">(10)<text:span text:style-name="T1">2</text:span> &lt;&lt; 4 = <text:span text:style-name="T5">(</text:span>100000<text:span text:style-name="T5">)</text:span><text:span text:style-name="T2">2</text:span></text:p>
        </text:list-item>
        <text:list-item>
          <text:p text:style-name="P9">Le complément à 1 du résultat : (011111)<text:span text:style-name="T1">2</text:span> = (31)<text:span text:style-name="T1">1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8:55:00.912208481</meta:creation-date>
    <dc:date>2016-12-10T19:55:16.663705285</dc:date>
    <meta:editing-duration>PT1H9S</meta:editing-duration>
    <meta:editing-cycles>16</meta:editing-cycles>
    <meta:generator>LibreOffice/5.1.4.2$Linux_X86_64 LibreOffice_project/10m0$Build-2</meta:generator>
    <meta:document-statistic meta:table-count="3" meta:image-count="0" meta:object-count="1" meta:page-count="2" meta:paragraph-count="63" meta:word-count="238" meta:character-count="974" meta:non-whitespace-character-count="800"/>
  </office:meta>
</office:document-meta>
</file>

<file path=Object 1/content.xml><?xml version="1.0" encoding="utf-8"?>
<math xmlns="http://www.w3.org/1998/Math/MathML" display="block">
  <semantics>
    <mrow>
      <mo stretchy="false">∀</mo>
      <mrow>
        <mi>n</mi>
        <mo stretchy="false">∈</mo>
        <mi mathvariant="normal">ℕ</mi>
      </mrow>
      <mi>,</mi>
      <mrow>
        <msub>
          <mi>U</mi>
          <mi>n</mi>
        </msub>
        <mo stretchy="false">=</mo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i mathvariant="italic">bits</mi>
      <mn>1.</mn>
    </mrow>
    <annotation encoding="StarMath 5.0">forall n in setN, U_{n} = (n+1) bits 1.</annotation>
  </semantics>
</math>
</file>